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15.48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 by Group 26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>Vishala 14/IT/36</text:p>
            <text:p>Vamsi 14/IT/40</text:p>
            <text:p>Ashish 14/IT/6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m of the Project</text:p>
          </draw:text-box>
        </draw:frame>
        <draw:frame presentation:style-name="pr4" draw:text-style-name="P3" draw:layer="layout" svg:width="25.199cm" svg:height="15.486cm" svg:x="1.4cm" svg:y="4.914cm" presentation:class="subtitle" presentation:user-transformed="true">
          <draw:text-box>
            <text:list text:style-name="L2">
              <text:list-item>
                <text:p text:style-name="P2">Make a site where student and teacher can log into.</text:p>
              </text:list-item>
              <text:list-item>
                <text:p text:style-name="P2">A student can:</text:p>
                <text:list>
                  <text:list-item>
                    <text:p text:style-name="P2">Log in to check the results</text:p>
                  </text:list-item>
                  <text:list-item>
                    <text:p text:style-name="P2">Check assignments</text:p>
                  </text:list-item>
                  <text:list-item>
                    <text:p text:style-name="P2">Upload assignments</text:p>
                  </text:list-item>
                  <text:list-item>
                    <text:p text:style-name="P2">Check message from teachers</text:p>
                  </text:list-item>
                </text:list>
              </text:list-item>
              <text:list-item>
                <text:p text:style-name="P2">A teacher can:</text:p>
                <text:list>
                  <text:list-item>
                    <text:p text:style-name="P2">Upload assignments</text:p>
                  </text:list-item>
                  <text:list-item>
                    <text:p text:style-name="P2">Publish results</text:p>
                  </text:list-item>
                  <text:list-item>
                    <text:p text:style-name="P2">Send mail to studen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cm" svg:height="1.697cm" svg:x="22cm" svg:y="2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Structure</text:p>
          </draw:text-box>
        </draw:frame>
        <draw:frame presentation:style-name="pr5" draw:layer="layout" svg:width="25.199cm" svg:height="12.179cm" svg:x="1.801cm" svg:y="4.621cm" presentation:class="outline" presentation:user-transformed="true">
          <draw:text-box>
            <text:list text:style-name="L3">
              <text:list-header>
                <text:p>/css</text:p>
                <text:list>
                  <text:list-item>
                    <text:p>style.css</text:p>
                  </text:list-item>
                </text:list>
                <text:p>/js</text:p>
                <text:list>
                  <text:list-item text:start-value="1">
                    <text:p>main.js</text:p>
                  </text:list-item>
                </text:list>
                <text:p>index.html</text:p>
                <text:p>login.html</text:p>
                <text:p>student.html</text:p>
                <text:p>teacher.html</text:p>
              </text:list-header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3">
              <text:list-header>
                <text:p>-css/style.css</text:p>
              </text:list-header>
              <text:list-item>
                <text:p>Main style sheet for webpage styling</text:p>
                <text:p/>
                <text:p>-js/main.js</text:p>
              </text:list-item>
              <text:list-item>
                <text:p>The main java script file used for password verification.</text:p>
                <text:p/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index.html</text:p>
                <text:p>Main landing page of the website</text:p>
              </text:list-item>
              <text:list-item>
                <text:p>Login.html</text:p>
                <text:p>Page for signup/login work</text:p>
              </text:list-item>
              <text:list-item>
                <text:p>Student.html</text:p>
                <text:p>The page for student activity after login</text:p>
              </text:list-item>
              <text:list-item>
                <text:p>Teacher.html</text:p>
                <text:p>The page for teacher activity after login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dd styling to the main page and login page</text:p>
              </text:list-item>
              <text:list-item>
                <text:p text:style-name="P2">Add signup option</text:p>
              </text:list-item>
              <text:list-item>
                <text:p>Use nav bar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CSS to the basic files<text:line-break/></text:p>
              </text:list-item>
              <text:list-item>
                <text:p>Added php authentication of user/password<text:line-break/></text:p>
              </text:list-item>
              <text:list-item>
                <text:p>Added student landing page<text:line-break/>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HA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the main student user page</text:p>
                <text:list>
                  <text:list-item>
                    <text:p>This is the main landing page of a student when he logs in.</text:p>
                  </text:list-item>
                  <text:list-item>
                    <text:p>This page has the relevant student information.</text:p>
                  </text:list-item>
                  <text:list-item>
                    <text:p>Also modifed the login/signup page.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M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the php file and authentication of the same</text:p>
                <text:list>
                  <text:list-item>
                    <text:p>Made a check.php file which checks the user and password provided by the user</text:p>
                  </text:list-item>
                  <text:list-item>
                    <text:p>Connects to SQL database to check the sam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H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d CSS to beautify the entire site</text:p>
                <text:list>
                  <text:list-item>
                    <text:p>The user interface is an important aspect of the website.</text:p>
                  </text:list-item>
                  <text:list-item>
                    <text:p>Used basic CSS to beautify the same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LA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CSS to revamp the website even more.</text:p>
              </text:list-item>
              <text:list-item>
                <text:p>Add separate login/signup page for teachers</text:p>
              </text:list-item>
              <text:list-item>
                <text:p>Make the teachers landing page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6"/>Week 3 <text:s text:c="11"/><text:span text:style-name="T2"><text:s/>8</text:span><text:span text:style-name="T3">th </text:span><text:span text:style-name="T2">feb 2017</text:span> <text:s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ustomise the css file to have a better apperance of site.</text:p>
              </text:list-item>
              <text:list-item>
                <text:p>Inserted more option for the sign up table.</text:p>
              </text:list-item>
              <text:list-item>
                <text:p>Added the backend functionality to the site</text:p>
              </text:list-item>
              <text:list-item>
                <text:p>Napbar in prog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21"/>Vamsi <text:s text:c="10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dded database.</text:p>
              </text:list-item>
              <text:list-item>
                <text:p>Login and sign up page.</text:p>
                <text:list>
                  <text:list-item>
                    <text:p><text:s/>backend functionality using php in progess 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9"/>Vishala <text:s text:c="11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Basic design idea of the site</text:p>
              </text:list-item>
              <text:list-item>
                <text:p>Sign up form</text:p>
                <text:list>
                  <text:list-item>
                    <text:p>Added more attributes to the sign up pag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7"/>Ashish <text:s text:c="13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napbar.</text:p>
              </text:list-item>
              <text:list-item>
                <text:p>Welcome page, login page, sign up page</text:p>
                <text:list>
                  <text:list-item>
                    <text:p>Changed the css file to meet the design as recommended by sir in the previous class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the next week <text:s text:c="3"/><text:span text:style-name="T2">15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 add more pages to the site.</text:p>
              </text:list-item>
              <text:list-item>
                <text:p>To customise napbar functionality.</text:p>
              </text:list-item>
              <text:list-item>
                <text:p>Error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SS modifications</text:p>
              </text:list-item>
              <text:list-item>
                <text:p>Nav bar modifications</text:p>
              </text:list-item>
              <text:list-item>
                <text:p>Can Login/SignUp now</text:p>
              </text:list-item>
              <text:list-item>
                <text:p>Modifications in file structure and landing pages</text:p>
              </text:list-item>
              <text:list-item>
                <text:p>Correct major JS error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5<text:span text:style-name="T1">th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ha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de new landing pages for errors</text:p>
              </text:list-item>
              <text:list-item>
                <text:p>Corrected error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5<text:span text:style-name="T1">th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m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mpleted login/signup functionality</text:p>
              </text:list-item>
              <text:list-item>
                <text:p>Made SQL database table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5<text:span text:style-name="T1">th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h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odification of CSS</text:p>
              </text:list-item>
              <text:list-item>
                <text:p>Nav Bar modification</text:p>
              </text:list-item>
              <text:list-item>
                <text:p>Beautify the page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5<text:span text:style-name="T1">th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art working on other basic functionalities of each user</text:p>
              </text:list-item>
              <text:list-item>
                <text:p>Option to modify data after login</text:p>
              </text:list-item>
              <text:list-item>
                <text:p>CSS modification</text:p>
              </text:list-item>
              <text:list-item>
                <text:p>Error correction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2<text:span text:style-name="T1">nd</text:span> Feb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5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lidate the sign up forms</text:p>
              </text:list-item>
              <text:list-item>
                <text:p>Apply regex to check the values</text:p>
              </text:list-item>
              <text:list-item>
                <text:p>Connection to MySql database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<text:span text:style-name="T1">st</text:span> March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hal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nection to MySql database</text:p>
                <text:list>
                  <text:list-item>
                    <text:p>Learnt the use of mysqli</text:p>
                  </text:list-item>
                  <text:list-item>
                    <text:p>Usage of PhpMyAdmin</text:p>
                  </text:list-item>
                  <text:list-item>
                    <text:p>PHP to process post request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<text:span text:style-name="T1">st</text:span> March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ms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lidate the sign up forms</text:p>
                <text:list>
                  <text:list-item>
                    <text:p>Usage of JavaScript</text:p>
                  </text:list-item>
                  <text:list-item>
                    <text:p>Passing forms to validate them</text:p>
                  </text:list-item>
                  <text:list-item>
                    <text:p>Getting properties of element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<text:span text:style-name="T1">st</text:span> March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his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pply regex to check the values</text:p>
                <text:list>
                  <text:list-item>
                    <text:p>Usage of regex</text:p>
                  </text:list-item>
                  <text:list-item>
                    <text:p>Writing effective regex</text:p>
                  </text:list-item>
                </text:list>
              </text:list-item>
              <text:list-item>
                <text:p>CSS Enhancments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1<text:span text:style-name="T1">st</text:span> March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sign customized error messages to specify the error in the forms</text:p>
              </text:list-item>
              <text:list-item>
                <text:p>CSS enhancement using bootstrap</text:p>
              </text:list-item>
              <text:list-item>
                <text:p>Develop student.php and teacher.php landing pages as well as SignUp message page.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8<text:span text:style-name="T1">th</text:span> March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21:09.660034060</meta:creation-date>
    <meta:generator>LibreOffice/5.3.0.3$Linux_X86_64 LibreOffice_project/30m0$Build-3</meta:generator>
    <dc:date>2017-03-01T09:35:53.040906871</dc:date>
    <meta:editing-duration>PT2H37M53S</meta:editing-duration>
    <meta:editing-cycles>39</meta:editing-cycles>
    <meta:document-statistic meta:object-count="145"/>
  </office:meta>
</office:document-meta>
</file>